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ContextFactory.lookupContext( String jndi , String url , boolean useAuth , String user , String pw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itialContextFactory.lookupTopic( Context ctx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itialContextFactory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